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3.784cm"/>
    </style:style>
    <style:style style:name="Table1.B" style:family="table-column">
      <style:table-column-properties style:column-width="13.81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617cm" table:align="margins"/>
    </style:style>
    <style:style style:name="Table2.A" style:family="table-column">
      <style:table-column-properties style:column-width="2.831cm" style:rel-column-width="13624*"/>
    </style:style>
    <style:style style:name="Table2.B" style:family="table-column">
      <style:table-column-properties style:column-width="10.786cm" style:rel-column-width="5191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3.617cm" table:align="margins"/>
    </style:style>
    <style:style style:name="Table3.A" style:family="table-column">
      <style:table-column-properties style:column-width="2.831cm" style:rel-column-width="13624*"/>
    </style:style>
    <style:style style:name="Table3.B" style:family="table-column">
      <style:table-column-properties style:column-width="10.786cm" style:rel-column-width="5191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3.617cm" table:align="margins"/>
    </style:style>
    <style:style style:name="Table4.A" style:family="table-column">
      <style:table-column-properties style:column-width="2.829cm" style:rel-column-width="13616*"/>
    </style:style>
    <style:style style:name="Table4.B" style:family="table-column">
      <style:table-column-properties style:column-width="10.788cm" style:rel-column-width="51919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3.784cm"/>
    </style:style>
    <style:style style:name="Tabla1.B" style:family="table-column">
      <style:table-column-properties style:column-width="13.811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3.617cm" table:align="margins"/>
    </style:style>
    <style:style style:name="Tabla2.A" style:family="table-column">
      <style:table-column-properties style:column-width="2.831cm" style:rel-column-width="13624*"/>
    </style:style>
    <style:style style:name="Tabla2.B" style:family="table-column">
      <style:table-column-properties style:column-width="10.786cm" style:rel-column-width="51911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5cm" fo:margin-left="0cm" table:align="left"/>
    </style:style>
    <style:style style:name="Tabla7.A" style:family="table-column">
      <style:table-column-properties style:column-width="3.784cm"/>
    </style:style>
    <style:style style:name="Tabla7.B" style:family="table-column">
      <style:table-column-properties style:column-width="13.811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3.617cm" table:align="margins"/>
    </style:style>
    <style:style style:name="Tabla8.A" style:family="table-column">
      <style:table-column-properties style:column-width="2.831cm" style:rel-column-width="13624*"/>
    </style:style>
    <style:style style:name="Tabla8.B" style:family="table-column">
      <style:table-column-properties style:column-width="10.786cm" style:rel-column-width="51911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3.617cm" table:align="margins"/>
    </style:style>
    <style:style style:name="Tabla9.A" style:family="table-column">
      <style:table-column-properties style:column-width="2.831cm" style:rel-column-width="13624*"/>
    </style:style>
    <style:style style:name="Tabla9.B" style:family="table-column">
      <style:table-column-properties style:column-width="10.786cm" style:rel-column-width="51911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10pt" style:font-size-asian="8.75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officeooo:paragraph-rsid="00169ed5"/>
    </style:style>
    <style:style style:name="P5" style:family="paragraph" style:parent-style-name="Table_20_Contents">
      <style:text-properties officeooo:paragraph-rsid="00169ed5"/>
    </style:style>
    <style:style style:name="P6" style:family="paragraph" style:parent-style-name="Table_20_Contents">
      <style:text-properties officeooo:paragraph-rsid="00181400"/>
    </style:style>
    <style:style style:name="P7" style:family="paragraph" style:parent-style-name="Table_20_Contents" style:list-style-name="L1">
      <style:text-properties officeooo:paragraph-rsid="0019cca1"/>
    </style:style>
    <style:style style:name="P8" style:family="paragraph" style:parent-style-name="Table_20_Contents" style:list-style-name="L1">
      <style:text-properties officeooo:paragraph-rsid="001be108"/>
    </style:style>
    <style:style style:name="P9" style:family="paragraph" style:parent-style-name="Table_20_Contents">
      <style:text-properties officeooo:paragraph-rsid="002464fa"/>
    </style:style>
    <style:style style:name="P10" style:family="paragraph" style:parent-style-name="Table_20_Contents">
      <style:text-properties officeooo:paragraph-rsid="0024be94"/>
    </style:style>
    <style:style style:name="P11" style:family="paragraph" style:parent-style-name="Table_20_Contents">
      <style:text-properties officeooo:paragraph-rsid="0024ddad"/>
    </style:style>
    <style:style style:name="P12" style:family="paragraph" style:parent-style-name="Table_20_Contents">
      <style:text-properties officeooo:paragraph-rsid="0024f90d"/>
    </style:style>
    <style:style style:name="P13" style:family="paragraph" style:parent-style-name="Table_20_Contents">
      <style:text-properties officeooo:paragraph-rsid="00268838"/>
    </style:style>
    <style:style style:name="P14" style:family="paragraph" style:parent-style-name="Table_20_Contents">
      <style:text-properties officeooo:paragraph-rsid="002f39a4"/>
    </style:style>
    <style:style style:name="P15" style:family="paragraph" style:parent-style-name="Table_20_Contents">
      <style:text-properties officeooo:paragraph-rsid="003291a1"/>
    </style:style>
    <style:style style:name="P16" style:family="paragraph" style:parent-style-name="Table_20_Contents">
      <style:text-properties officeooo:paragraph-rsid="003ad121"/>
    </style:style>
    <style:style style:name="P17" style:family="paragraph" style:parent-style-name="Footnote">
      <style:text-properties officeooo:paragraph-rsid="001d304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c90b"/>
    </style:style>
    <style:style style:name="T3" style:family="text">
      <style:text-properties officeooo:rsid="0015ec51"/>
    </style:style>
    <style:style style:name="T4" style:family="text">
      <style:text-properties officeooo:rsid="001603e2"/>
    </style:style>
    <style:style style:name="T5" style:family="text">
      <style:text-properties officeooo:rsid="00181400"/>
    </style:style>
    <style:style style:name="T6" style:family="text">
      <style:text-properties officeooo:rsid="0019cca1"/>
    </style:style>
    <style:style style:name="T7" style:family="text">
      <style:text-properties officeooo:rsid="001a90a9"/>
    </style:style>
    <style:style style:name="T8" style:family="text">
      <style:text-properties officeooo:rsid="001be108"/>
    </style:style>
    <style:style style:name="T9" style:family="text">
      <style:text-properties officeooo:rsid="001d3048"/>
    </style:style>
    <style:style style:name="T10" style:family="text">
      <style:text-properties officeooo:rsid="001debb1"/>
    </style:style>
    <style:style style:name="T11" style:family="text">
      <style:text-properties officeooo:rsid="001e4789"/>
    </style:style>
    <style:style style:name="T12" style:family="text">
      <style:text-properties officeooo:rsid="00208e61"/>
    </style:style>
    <style:style style:name="T13" style:family="text">
      <style:text-properties officeooo:rsid="0020be30"/>
    </style:style>
    <style:style style:name="T14" style:family="text">
      <style:text-properties officeooo:rsid="0021b7eb"/>
    </style:style>
    <style:style style:name="T15" style:family="text">
      <style:text-properties officeooo:rsid="0022b71f"/>
    </style:style>
    <style:style style:name="T16" style:family="text">
      <style:text-properties officeooo:rsid="002464fa"/>
    </style:style>
    <style:style style:name="T17" style:family="text">
      <style:text-properties officeooo:rsid="0024be94"/>
    </style:style>
    <style:style style:name="T18" style:family="text">
      <style:text-properties officeooo:rsid="0024ddad"/>
    </style:style>
    <style:style style:name="T19" style:family="text">
      <style:text-properties officeooo:rsid="0024f90d"/>
    </style:style>
    <style:style style:name="T20" style:family="text">
      <style:text-properties officeooo:rsid="002531c0"/>
    </style:style>
    <style:style style:name="T21" style:family="text">
      <style:text-properties officeooo:rsid="00284e57"/>
    </style:style>
    <style:style style:name="T22" style:family="text">
      <style:text-properties officeooo:rsid="0029c349"/>
    </style:style>
    <style:style style:name="T23" style:family="text">
      <style:text-properties officeooo:rsid="002a00e6"/>
    </style:style>
    <style:style style:name="T24" style:family="text">
      <style:text-properties officeooo:rsid="002bfabc"/>
    </style:style>
    <style:style style:name="T25" style:family="text">
      <style:text-properties officeooo:rsid="002da910"/>
    </style:style>
    <style:style style:name="T26" style:family="text">
      <style:text-properties officeooo:rsid="002df1e9"/>
    </style:style>
    <style:style style:name="T27" style:family="text">
      <style:text-properties officeooo:rsid="002f39a4"/>
    </style:style>
    <style:style style:name="T28" style:family="text">
      <style:text-properties officeooo:rsid="003291a1"/>
    </style:style>
    <style:style style:name="T29" style:family="text">
      <style:text-properties officeooo:rsid="0034512b"/>
    </style:style>
    <style:style style:name="T30" style:family="text">
      <style:text-properties officeooo:rsid="00351889"/>
    </style:style>
    <style:style style:name="T31" style:family="text">
      <style:text-properties officeooo:rsid="0036b060"/>
    </style:style>
    <style:style style:name="T32" style:family="text">
      <style:text-properties officeooo:rsid="0037608b"/>
    </style:style>
    <style:style style:name="T33" style:family="text">
      <style:text-properties officeooo:rsid="0039b8e9"/>
    </style:style>
    <style:style style:name="T34" style:family="text">
      <style:text-properties officeooo:rsid="003ad121"/>
    </style:style>
    <style:style style:name="T35" style:family="text">
      <style:text-properties officeooo:rsid="003ce2d3"/>
    </style:style>
    <style:style style:name="T36" style:family="text">
      <style:text-properties officeooo:rsid="003e885a"/>
    </style:style>
    <style:style style:name="T37" style:family="text">
      <style:text-properties officeooo:rsid="0041c99c"/>
    </style:style>
    <style:style style:name="T38" style:family="text">
      <style:text-properties officeooo:rsid="004390e0"/>
    </style:style>
    <style:style style:name="T39" style:family="text">
      <style:text-properties officeooo:rsid="004520f9"/>
    </style:style>
    <style:style style:name="T40" style:family="text">
      <style:text-properties officeooo:rsid="00465067"/>
    </style:style>
    <style:style style:name="T41" style:family="text">
      <style:text-properties officeooo:rsid="004723e6"/>
    </style:style>
    <style:style style:name="T42" style:family="text">
      <style:text-properties officeooo:rsid="004754f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specificación de casos de prueba</text:p>
      <text:p text:style-name="P3">(versión <text:span text:style-name="T3">1</text:span>)</text:p>
      <text:p text:style-name="Standard"/>
      <text:p text:style-name="Standard"><text:span text:style-name="T1">Nombre del caso de uso</text:span>: <text:span text:style-name="T4">Jugar</text:span>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Tipo de escenario:</text:p>
          </table:table-cell>
          <table:table-cell table:style-name="Table1.B1" office:value-type="string">
            <text:p text:style-name="Table_20_Contents"><text:s/>Típico</text:p>
          </table:table-cell>
        </table:table-row>
        <table:table-row>
          <table:table-cell table:style-name="Table1.A2" office:value-type="string">
            <text:p text:style-name="Table_20_Contents">Descripción breve:</text:p>
          </table:table-cell>
          <table:table-cell table:style-name="Table1.B2" office:value-type="string">
            <text:p text:style-name="P6"><text:span text:style-name="T5">El Jugador tiene un juego existente e intenta realizar una jugada</text:span></text:p>
          </table:table-cell>
        </table:table-row>
        <table:table-row>
          <table:table-cell table:style-name="Table1.A2" office:value-type="string">
            <text:p text:style-name="Table_20_Contents">Precondiciones adicionales:</text:p>
          </table:table-cell>
          <table:table-cell table:style-name="Table1.B2" office:value-type="string">
            <text:list xml:id="list33377934" text:style-name="L1">
              <text:list-item>
                <text:p text:style-name="P7"><text:span text:style-name="T6">El Jugador tiene abierto un juego</text:span></text:p>
              </text:list-item>
              <text:list-item>
                <text:p text:style-name="P7"><text:span text:style-name="T6">El Jugador tiene conexión activa a internet</text:span></text:p>
              </text:list-item>
              <text:list-item>
                <text:p text:style-name="P8"><text:span text:style-name="T8">El Jugador tiene un navegador </text:span><text:span text:style-name="T9">técnicamente</text:span><text:span text:style-name="T8"> capaz de mostrar la pantalla de juego</text:span><text:span text:style-name="T8"><text:note text:id="ftn0" text:note-class="footnote"><text:note-citation>1</text:note-citation><text:note-body><text:p text:style-name="P17"><text:span text:style-name="T9">Dependiendo de la implementación la pantalla de Juego podría realizarse sobre una etiqueta “canvas” de HTML5. </text:span><text:span text:style-name="T10">Sin embargo, podría ser trasladable a Flash, SVG o simple CSS. </text:span><text:span text:style-name="T11">Este es un detalle técnico.</text:span></text:p></text:note-body></text:note></text:span><text:span text:style-name="T8">.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Table_20_Contents">Caso de prueba #<text:span text:style-name="T7">1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econdiciones adicionales:</text:p>
            <text:p text:style-name="Table_20_Contents">1. <text:span text:style-name="T12">Al Jugador le toca Jugar.</text:span></text:p>
            <text:p text:style-name="P12"><text:span text:style-name="T19">2. El Jugador podría no completar un cuadro</text:span></text:p>
            <text:p text:style-name="Table_20_Contents"/>
          </table:table-cell>
          <table:table-cell table:style-name="Table1.B2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Table_20_Contents">Entradas:</text:p>
                </table:table-cell>
                <table:table-cell table:style-name="Table2.B1" office:value-type="string">
                  <text:p text:style-name="Table_20_Contents">1. <text:span text:style-name="T14">E</text:span><text:span text:style-name="T13">l Jugador elige una línea que aún no haya sido marcada, </text:span><text:span text:style-name="T14">pero sin completar un cuadrado.</text:span></text:p>
                </table:table-cell>
              </table:table-row>
              <table:table-row>
                <table:table-cell table:style-name="Table2.A2" office:value-type="string">
                  <text:p text:style-name="Table_20_Contents">Resultados esperados:</text:p>
                </table:table-cell>
                <table:table-cell table:style-name="Table2.B2" office:value-type="string">
                  <text:p text:style-name="Table_20_Contents">1. <text:span text:style-name="T15">El Juego dibuja la nueva línea</text:span></text:p>
                  <text:p text:style-name="Table_20_Contents">2. <text:s/><text:span text:style-name="T15">El Juego actualiza la vista de todos los Jugadores y espectadores.</text:span></text:p>
                  <text:p text:style-name="P9"><text:span text:style-name="T16">3. Se actualiza el estado del Juego.</text:span></text:p>
                  <text:p text:style-name="P10"><text:span text:style-name="T17">4. Ahora puede Jugar el siguiente Jugador.</text:span></text:p>
                </table:table-cell>
              </table:table-row>
              <table:table-row>
                <table:table-cell table:style-name="Table2.A2" office:value-type="string">
                  <text:p text:style-name="Table_20_Contents">Observaciones:</text:p>
                </table:table-cell>
                <table:table-cell table:style-name="Table2.B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Caso de prueba #<text:span text:style-name="T18">3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econdiciones adicionales:</text:p>
            <text:p text:style-name="Table_20_Contents">1. <text:span text:style-name="T18">Al Jugador le toca Jugar</text:span></text:p>
            <text:p text:style-name="P11"><text:span text:style-name="T18">2. El Jugador puede completar un cuadro</text:span></text:p>
          </table:table-cell>
          <table:table-cell table:style-name="Table1.B2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Table_20_Contents">Entradas:</text:p>
                </table:table-cell>
                <table:table-cell table:style-name="Table3.B1" office:value-type="string">
                  <text:p text:style-name="Table_20_Contents">1. <text:span text:style-name="T20">El Jugador elige una línea que aún no haya sido marcada y completa un cuadro.</text:span></text:p>
                </table:table-cell>
              </table:table-row>
              <table:table-row>
                <table:table-cell table:style-name="Table3.A2" office:value-type="string">
                  <text:p text:style-name="Table_20_Contents">Resultados esperados:</text:p>
                </table:table-cell>
                <table:table-cell table:style-name="Table3.B2" office:value-type="string">
                  <text:p text:style-name="P13">1. <text:span text:style-name="T15">El Juego dibuja la nueva línea </text:span><text:span text:style-name="T21">y el cuadro recién rellenado.</text:span></text:p>
                  <text:p text:style-name="P13">2. <text:s/><text:span text:style-name="T15">El Juego actualiza la vista de todos los Jugadores y espectadores.</text:span></text:p>
                  <text:p text:style-name="P13"><text:span text:style-name="T16">3. Se actualiza el estado del Juego </text:span><text:span text:style-name="T23">(puntaje ,etc)</text:span><text:span text:style-name="T16">.</text:span></text:p>
                  <text:p text:style-name="P13"><text:span text:style-name="T17">4. </text:span><text:span text:style-name="T22">El Jugador obtiene otro turno.</text:span></text:p>
                </table:table-cell>
              </table:table-row>
              <table:table-row>
                <table:table-cell table:style-name="Table3.A2" office:value-type="string">
                  <text:p text:style-name="Table_20_Contents">Observaciones:</text:p>
                </table:table-cell>
                <table:table-cell table:style-name="Table3.B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Caso de prueba #<text:span text:style-name="T24">4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econdiciones adicionales:</text:p>
            <text:p text:style-name="Table_20_Contents">1. <text:span text:style-name="T25">Al Jugador actual no le toca jugar.</text:span></text:p>
          </table:table-cell>
          <table:table-cell table:style-name="Table1.B2"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Table_20_Contents">Entradas:</text:p>
                </table:table-cell>
                <table:table-cell table:style-name="Table4.B1" office:value-type="string">
                  <text:p text:style-name="Table_20_Contents">1. <text:span text:style-name="T26">El Jugador espera hasta que su oponente realice una jugada.</text:span></text:p>
                </table:table-cell>
              </table:table-row>
              <table:table-row>
                <table:table-cell table:style-name="Table4.A2" office:value-type="string">
                  <text:p text:style-name="Table_20_Contents">Resultados esperados:</text:p>
                </table:table-cell>
                <table:table-cell table:style-name="Table4.B2" office:value-type="string">
                  <text:p text:style-name="Table_20_Contents">1. <text:span text:style-name="T26">El Jugador verá en tiempo real la jugada del otro Jugador.</text:span></text:p>
                  <text:p text:style-name="Table_20_Contents">2. <text:span text:style-name="T27">Se actualizará la vista de todos los jugadores y espectadores.</text:span></text:p>
                  <text:p text:style-name="P14"><text:span text:style-name="T27">3. Se actualizará el estado del Juego (puntaje, etc).</text:span></text:p>
                </table:table-cell>
              </table:table-row>
              <table:table-row>
                <table:table-cell table:style-name="Table4.A2" office:value-type="string">
                  <text:p text:style-name="Table_20_Contents">Observaciones:</text:p>
                </table:table-cell>
                <table:table-cell table:style-name="Table4.B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  <text:p text:style-name="P4"><text:soft-page-break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Tipo de escenario:</text:p>
          </table:table-cell>
          <table:table-cell table:style-name="Tabla1.B1" office:value-type="string">
            <text:p text:style-name="P5"><text:s/>Alternativo</text:p>
          </table:table-cell>
        </table:table-row>
        <table:table-row>
          <table:table-cell table:style-name="Tabla1.A2" office:value-type="string">
            <text:p text:style-name="P5">Descripción breve:</text:p>
          </table:table-cell>
          <table:table-cell table:style-name="Tabla1.B2" office:value-type="string">
            <text:p text:style-name="P15"><text:span text:style-name="T28">El Jugador desea que el sistema le ayude sugiriendo una jugada.</text:span></text:p>
          </table:table-cell>
        </table:table-row>
        <table:table-row>
          <table:table-cell table:style-name="Tabla1.A2" office:value-type="string">
            <text:p text:style-name="P5">Precondiciones adicionales:</text:p>
          </table:table-cell>
          <table:table-cell table:style-name="Tabla1.B2" office:value-type="string">
            <text:p text:style-name="P5">1. <text:span text:style-name="T29">El Jugador tiene un juego activo</text:span></text:p>
            <text:p text:style-name="P5">2. <text:span text:style-name="T29">El Jugador puede realizar una jugada (es su turno)</text:span></text:p>
          </table:table-cell>
        </table:table-row>
        <table:table-row>
          <table:table-cell table:style-name="Tabla1.A2" office:value-type="string">
            <text:p text:style-name="P5">Caso de prueba #<text:span text:style-name="T30">1</text:span></text:p>
          </table:table-cell>
          <table:table-cell table:style-name="Tabla1.B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>Precondiciones adicionales:</text:p>
            <text:p text:style-name="P5">1. <text:span text:style-name="T30">N/A</text:span></text:p>
            <text:p text:style-name="P5"/>
          </table:table-cell>
          <table:table-cell table:style-name="Tabla1.B2" office:value-type="string">
            <table:table table:name="Tabla2" table:style-name="Tabla2">
              <table:table-column table:style-name="Tabla2.A"/>
              <table:table-column table:style-name="Tabla2.B"/>
              <table:table-row>
                <table:table-cell table:style-name="Tabla2.A1" office:value-type="string">
                  <text:p text:style-name="P5">Entradas:</text:p>
                </table:table-cell>
                <table:table-cell table:style-name="Tabla2.B1" office:value-type="string">
                  <text:p text:style-name="P5">1. <text:span text:style-name="T31">El Jugador presiona “Realizar Jugada”.</text:span></text:p>
                </table:table-cell>
              </table:table-row>
              <table:table-row>
                <table:table-cell table:style-name="Tabla2.A2" office:value-type="string">
                  <text:p text:style-name="P5">Resultados esperados:</text:p>
                </table:table-cell>
                <table:table-cell table:style-name="Tabla2.B2" office:value-type="string">
                  <text:p text:style-name="P5">1. <text:span text:style-name="T32">El sistema le sugiere al Jugador un conjunto de Jugadas válidas.</text:span></text:p>
                </table:table-cell>
              </table:table-row>
              <table:table-row>
                <table:table-cell table:style-name="Tabla2.A2" office:value-type="string">
                  <text:p text:style-name="P5">Observaciones:</text:p>
                </table:table-cell>
                <table:table-cell table:style-name="Tabla2.B2" office:value-type="string">
                  <text:p text:style-name="P5"/>
                </table:table-cell>
              </table:table-row>
            </table:table>
            <text:p text:style-name="P5"/>
          </table:table-cell>
        </table:table-row>
      </table:table>
      <text:p text:style-name="P4"/>
      <text:p text:style-name="P4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5">Tipo de escenario:</text:p>
          </table:table-cell>
          <table:table-cell table:style-name="Tabla7.B1" office:value-type="string">
            <text:p text:style-name="P5"><text:s/><text:span text:style-name="T33">Excepcional</text:span></text:p>
          </table:table-cell>
        </table:table-row>
        <table:table-row>
          <table:table-cell table:style-name="Tabla7.A2" office:value-type="string">
            <text:p text:style-name="P5">Descripción breve:</text:p>
          </table:table-cell>
          <table:table-cell table:style-name="Tabla7.B2" office:value-type="string">
            <text:p text:style-name="P16"><text:span text:style-name="T34">El Jugador intenta realizar una jugada no válida</text:span></text:p>
          </table:table-cell>
        </table:table-row>
        <table:table-row>
          <table:table-cell table:style-name="Tabla7.A2" office:value-type="string">
            <text:p text:style-name="P5">Precondiciones adicionales:</text:p>
          </table:table-cell>
          <table:table-cell table:style-name="Tabla7.B2" office:value-type="string">
            <text:p text:style-name="P5">1. <text:span text:style-name="T35">El Jugador tiene abierto un juego existente</text:span></text:p>
          </table:table-cell>
        </table:table-row>
        <table:table-row>
          <table:table-cell table:style-name="Tabla7.A2" office:value-type="string">
            <text:p text:style-name="P5">Caso de prueba #<text:span text:style-name="T38">1</text:span></text:p>
          </table:table-cell>
          <table:table-cell table:style-name="Tabla7.B2" office:value-type="string">
            <text:p text:style-name="P5"/>
          </table:table-cell>
        </table:table-row>
        <table:table-row>
          <table:table-cell table:style-name="Tabla7.A2" office:value-type="string">
            <text:p text:style-name="P5">Precondiciones adicionales:</text:p>
            <text:p text:style-name="P5">1. <text:span text:style-name="T36">El Jugador tiene el turno</text:span></text:p>
            <text:p text:style-name="P5"/>
          </table:table-cell>
          <table:table-cell table:style-name="Tabla7.B2" office:value-type="string">
            <table:table table:name="Tabla8" table:style-name="Tabla8">
              <table:table-column table:style-name="Tabla8.A"/>
              <table:table-column table:style-name="Tabla8.B"/>
              <table:table-row>
                <table:table-cell table:style-name="Tabla8.A1" office:value-type="string">
                  <text:p text:style-name="P5">Entradas:</text:p>
                </table:table-cell>
                <table:table-cell table:style-name="Tabla8.B1" office:value-type="string">
                  <text:p text:style-name="P5">1. <text:span text:style-name="T39">El Jugador selecciona una línea inválida (ya jugada)</text:span></text:p>
                </table:table-cell>
              </table:table-row>
              <table:table-row>
                <table:table-cell table:style-name="Tabla8.A2" office:value-type="string">
                  <text:p text:style-name="P5">Resultados esperados:</text:p>
                </table:table-cell>
                <table:table-cell table:style-name="Tabla8.B2" office:value-type="string">
                  <text:p text:style-name="P5">1. <text:span text:style-name="T40">El Juego rechaza la jugada y el Jugador debe volver a seleccionar una línea</text:span></text:p>
                </table:table-cell>
              </table:table-row>
              <table:table-row>
                <table:table-cell table:style-name="Tabla8.A2" office:value-type="string">
                  <text:p text:style-name="P5">Observaciones:</text:p>
                </table:table-cell>
                <table:table-cell table:style-name="Tabla8.B2" office:value-type="string">
                  <text:p text:style-name="P5"/>
                </table:table-cell>
              </table:table-row>
            </table:table>
            <text:p text:style-name="P5"/>
          </table:table-cell>
        </table:table-row>
        <table:table-row>
          <table:table-cell table:style-name="Tabla7.A2" office:value-type="string">
            <text:p text:style-name="P5">Caso de prueba #<text:span text:style-name="T38">2</text:span></text:p>
          </table:table-cell>
          <table:table-cell table:style-name="Tabla7.B2" office:value-type="string">
            <text:p text:style-name="P5"/>
          </table:table-cell>
        </table:table-row>
        <table:table-row>
          <table:table-cell table:style-name="Tabla7.A2" office:value-type="string">
            <text:p text:style-name="P5">Precondiciones adicionales:</text:p>
            <text:p text:style-name="P5">1. <text:span text:style-name="T37">El Jugador NO tiene el turno</text:span></text:p>
          </table:table-cell>
          <table:table-cell table:style-name="Tabla7.B2" office:value-type="string">
            <table:table table:name="Tabla9" table:style-name="Tabla9">
              <table:table-column table:style-name="Tabla9.A"/>
              <table:table-column table:style-name="Tabla9.B"/>
              <table:table-row>
                <table:table-cell table:style-name="Tabla9.A1" office:value-type="string">
                  <text:p text:style-name="P5">Entradas:</text:p>
                </table:table-cell>
                <table:table-cell table:style-name="Tabla9.B1" office:value-type="string">
                  <text:p text:style-name="P5">1. <text:span text:style-name="T41">El Jugador selecciona cualquier línea</text:span></text:p>
                </table:table-cell>
              </table:table-row>
              <table:table-row>
                <table:table-cell table:style-name="Tabla9.A2" office:value-type="string">
                  <text:p text:style-name="P5">Resultados esperados:</text:p>
                </table:table-cell>
                <table:table-cell table:style-name="Tabla9.B2" office:value-type="string">
                  <text:p text:style-name="P5">1. <text:span text:style-name="T42">El Juego ignora la solicitud del Jugador, pues no es su turno.</text:span></text:p>
                </table:table-cell>
              </table:table-row>
              <table:table-row>
                <table:table-cell table:style-name="Tabla9.A2" office:value-type="string">
                  <text:p text:style-name="P5">Observaciones:</text:p>
                </table:table-cell>
                <table:table-cell table:style-name="Tabla9.B2" office:value-type="string">
                  <text:p text:style-name="P5"/>
                </table:table-cell>
              </table:table-row>
            </table:table>
            <text:p text:style-name="P5"/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C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pt" style:font-size-asian="8.75pt" style:font-size-complex="10pt"/>
    </style:style>
    <style:style style:name="MT1" style:family="text">
      <style:text-properties officeooo:rsid="0015c90b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Sistema: <text:span text:style-name="MT1">Puntos y líneas</text:span><text:tab/><text:tab/><text:date style:data-style-name="N37" text:date-value="2012-09-29T16:19:35.64" text:fixed="true">29/09/12</text:date></text:p>
        <text:p text:style-name="MP1">Elaborado por: <text:span text:style-name="MT1">Esteban Rodríguez Betancourt</text:span><text:tab/><text:tab/><text:page-number text:select-page="current">2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9T16:19:35.97</meta:creation-date>
    <meta:editing-duration>PT49M6S</meta:editing-duration>
    <meta:editing-cycles>54</meta:editing-cycles>
    <meta:generator>LibreOffice/3.6$Windows_x86 LibreOffice_project/e29a214-2bbed72-0621de6-a97528c-8f066d</meta:generator>
    <dc:date>2012-09-30T14:14:00.43</dc:date>
    <meta:document-statistic meta:table-count="9" meta:image-count="0" meta:object-count="0" meta:page-count="2" meta:paragraph-count="85" meta:word-count="485" meta:character-count="2971" meta:non-whitespace-character-count="2569"/>
  </office:meta>
</office:document-meta>
</file>